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9000001A2AEDF80367D852FA0.png" manifest:media-type="image/png"/>
  <manifest:file-entry manifest:full-path="Pictures/10000001000002E9000000CDEC5864C810FBE167.png" manifest:media-type="image/png"/>
  <manifest:file-entry manifest:full-path="Pictures/10000001000002E900000192955C0FAFB50A9FC4.png" manifest:media-type="image/png"/>
  <manifest:file-entry manifest:full-path="Pictures/100000010000026A0000005D281E43B24E97BE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332d" officeooo:paragraph-rsid="001c332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c332d" officeooo:paragraph-rsid="001c332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6pt" officeooo:rsid="001c332d" officeooo:paragraph-rsid="001c332d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1</text:p>
      <text:p text:style-name="P1"/>
      <text:p text:style-name="P3">1-</text:p>
      <text:p text:style-name="P3"><draw:frame draw:style-name="fr1" draw:name="Image1" text:anchor-type="char" svg:x="0.0339in" svg:y="0.0783in" svg:width="6.4374in" svg:height="0.9689in" draw:z-index="0"><draw:image xlink:href="Pictures/100000010000026A0000005D281E43B24E97BE29.png" xlink:type="simple" xlink:show="embed" xlink:actuate="onLoad" draw:mime-type="image/png"/></draw:frame><draw:frame draw:style-name="fr1" draw:name="Image2" text:anchor-type="char" svg:x="0in" svg:y="1.2874in" svg:width="6.6929in" svg:height="3.611in" draw:z-index="1"><draw:image xlink:href="Pictures/10000001000002E900000192955C0FAFB50A9FC4.png" xlink:type="simple" xlink:show="embed" xlink:actuate="onLoad" draw:mime-type="image/png"/></draw:frame></text:p>
      <text:p text:style-name="P3"><draw:frame draw:style-name="fr1" draw:name="Image3" text:anchor-type="char" svg:x="0.0102in" svg:y="0.0016in" svg:width="6.6929in" svg:height="3.7547in" draw:z-index="2"><draw:image xlink:href="Pictures/10000001000002E9000001A2AEDF80367D852FA0.png" xlink:type="simple" xlink:show="embed" xlink:actuate="onLoad" draw:mime-type="image/png"/></draw:frame></text:p>
      <text:p text:style-name="P3"><draw:frame draw:style-name="fr1" draw:name="Image4" text:anchor-type="char" svg:x="0in" svg:y="-0.1925in" svg:width="6.6929in" svg:height="1.8417in" draw:z-index="3"><draw:image xlink:href="Pictures/10000001000002E9000000CDEC5864C810FBE167.png" xlink:type="simple" xlink:show="embed" xlink:actuate="onLoad" draw:mime-type="image/png"/></draw:frame><text:soft-page-break/></text:p>
      <text:p text:style-name="P3">2-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23:37:08.245184328</meta:creation-date>
    <dc:date>2025-04-29T23:41:36.224513263</dc:date>
    <meta:editing-duration>PT4M31S</meta:editing-duration>
    <meta:editing-cycles>1</meta:editing-cycles>
    <meta:document-statistic meta:table-count="0" meta:image-count="4" meta:object-count="0" meta:page-count="2" meta:paragraph-count="3" meta:word-count="4" meta:character-count="9" meta:non-whitespace-character-count="8"/>
    <meta:generator>LibreOffice/7.3.7.2$Linux_X86_64 LibreOffice_project/30$Build-2</meta:generator>
  </office:meta>
</office:document-meta>
</file>